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283e"/>
    </style:style>
    <style:style style:name="P2" style:family="paragraph" style:parent-style-name="Standard">
      <style:text-properties fo:language="en" fo:country="US" officeooo:rsid="00164f3f" officeooo:paragraph-rsid="00164f3f"/>
    </style:style>
    <style:style style:name="T1" style:family="text">
      <style:text-properties officeooo:rsid="0015a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gfjgfjgfjhgf<text:span text:style-name="T1">gfghfjhfjgfjg</text:span></text:p>
      <text:p text:style-name="P2">hgjhgkgjkg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6T11:07:33.208000000</dc:date>
    <meta:editing-duration>PT31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" meta:word-count="2" meta:character-count="37" meta:non-whitespace-character-count="37"/>
  </office:meta>
</office:document-meta>
</file>